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CCColorFunction.eval( Property [ ] args , PropertyInfo pInfo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ICCPercentBase.getDim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CCPercentBase.getBaseLength(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CCColorFunction.nb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CCColorFunction.getPercent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CCPercentBase.getBas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